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2" calcext:value-type="float">
            <text:p>200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izona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lanta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ltimore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ffalo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rolina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ncinnati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leveland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llas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nver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troit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n Bay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uston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ianapolis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cksonville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nsas City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nesota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w Orleans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Y Giants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Y Jets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akland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hiladelphia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ttsburgh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 Diego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Francisco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attle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 Louis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mpa Bay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essee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shington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